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8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color="#000080" fo:font-family="'Courier 10 Pitch'" style:font-pitch="fixed" fo:font-size="14pt" fo:font-weight="bold" style:font-size-asian="14pt" style:font-weight-asian="bold" style:font-size-complex="14pt" style:font-weight-complex="bold"/>
    </style:style>
    <style:style style:name="P4" style:family="paragraph">
      <style:text-properties fo:color="#000080"/>
    </style:style>
    <style:style style:name="P5" style:family="paragraph">
      <style:text-properties fo:color="#000080" fo:font-family="'Courier 10 Pitch'" style:font-pitch="fixed"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80" fo:font-family="'Courier 10 Pitch'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80" fo:font-family="'Courier 10 Pitch'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82cm" svg:y1="19.95cm" svg:x2="19.415cm" svg:y2="19.95cm">
          <text:p/>
        </draw:line>
        <draw:line draw:style-name="gr1" draw:text-style-name="P1" draw:layer="layout" svg:x1="4.181cm" svg:y1="18.75cm" svg:x2="19.415cm" svg:y2="18.75cm">
          <text:p/>
        </draw:line>
        <draw:line draw:style-name="gr1" draw:text-style-name="P1" draw:layer="layout" svg:x1="4.18cm" svg:y1="16.15cm" svg:x2="19.415cm" svg:y2="16.15cm">
          <text:p/>
        </draw:line>
        <draw:line draw:style-name="gr1" draw:text-style-name="P1" draw:layer="layout" svg:x1="4.179cm" svg:y1="14.95cm" svg:x2="19.415cm" svg:y2="14.95cm">
          <text:p/>
        </draw:line>
        <draw:line draw:style-name="gr1" draw:text-style-name="P1" draw:layer="layout" svg:x1="4.178cm" svg:y1="12.35cm" svg:x2="19.415cm" svg:y2="12.35cm">
          <text:p/>
        </draw:line>
        <draw:line draw:style-name="gr1" draw:text-style-name="P1" draw:layer="layout" svg:x1="4.177cm" svg:y1="11.15cm" svg:x2="19.415cm" svg:y2="11.15cm">
          <text:p/>
        </draw:line>
        <draw:line draw:style-name="gr1" draw:text-style-name="P1" draw:layer="layout" svg:x1="4.176cm" svg:y1="8.55cm" svg:x2="19.415cm" svg:y2="8.55cm">
          <text:p/>
        </draw:line>
        <draw:line draw:style-name="gr1" draw:text-style-name="P1" draw:layer="layout" svg:x1="4.175cm" svg:y1="7.35cm" svg:x2="19.415cm" svg:y2="7.35cm">
          <text:p/>
        </draw:line>
        <draw:custom-shape draw:style-name="gr2" draw:text-style-name="P1" draw:layer="layout" svg:width="2.54cm" svg:height="1.905cm" svg:x="1.635cm" svg:y="6.08cm">
          <text:p text:style-name="P1">AD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905cm" svg:x="1.635cm" svg:y="7.981cm">
          <text:p text:style-name="P1">AD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905cm" svg:x="1.635cm" svg:y="9.88cm">
          <text:p text:style-name="P1">AD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905cm" svg:x="1.635cm" svg:y="11.781cm">
          <text:p text:style-name="P1">AD1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905cm" svg:x="1.635cm" svg:y="13.68cm">
          <text:p text:style-name="P1">AD1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905cm" svg:x="1.635cm" svg:y="15.581cm">
          <text:p text:style-name="P1">AD1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905cm" svg:x="1.635cm" svg:y="17.48cm">
          <text:p text:style-name="P1">AD1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905cm" svg:x="1.635cm" svg:y="19.381cm">
          <text:p text:style-name="P1">AD15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515cm" svg:y1="6.08cm" svg:x2="7.515cm" svg:y2="7.985cm">
          <text:p/>
        </draw:line>
        <draw:custom-shape draw:style-name="gr3" draw:text-style-name="P1" draw:layer="layout" svg:width="1.11cm" svg:height="1.235cm" svg:x="7.01cm" svg:y="6.75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cm" svg:height="1.235cm" svg:x="7.011cm" svg:y="7.951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35cm" svg:height="0.635cm" svg:x="7.115cm" svg:y="5.845cm">
          <text:p text:style-name="P1"><text:span text:style-name="T1">0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7.515cm" svg:y1="9.89cm" svg:x2="7.515cm" svg:y2="11.16cm">
          <text:p/>
        </draw:line>
        <draw:custom-shape draw:style-name="gr3" draw:text-style-name="P1" draw:layer="layout" svg:width="1.11cm" svg:height="1.235cm" svg:x="7.01cm" svg:y="10.55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9cm" svg:height="1.235cm" svg:x="7.011cm" svg:y="11.751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34cm" svg:height="0.635cm" svg:x="7.116cm" svg:y="9.646cm">
          <text:p text:style-name="P1"><text:span text:style-name="T1">2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7.515cm" svg:y1="13.84cm" svg:x2="7.515cm" svg:y2="15.11cm">
          <text:p/>
        </draw:line>
        <draw:custom-shape draw:style-name="gr3" draw:text-style-name="P1" draw:layer="layout" svg:width="1.11cm" svg:height="1.235cm" svg:x="7.01cm" svg:y="14.35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9cm" svg:height="1.235cm" svg:x="7.011cm" svg:y="15.551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34cm" svg:height="0.635cm" svg:x="7.116cm" svg:y="13.447cm">
          <text:p text:style-name="P1"><text:span text:style-name="T1">4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7.515cm" svg:y1="17.51cm" svg:x2="7.515cm" svg:y2="18.78cm">
          <text:p/>
        </draw:line>
        <draw:custom-shape draw:style-name="gr3" draw:text-style-name="P1" draw:layer="layout" svg:width="1.11cm" svg:height="1.235cm" svg:x="7.01cm" svg:y="18.15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1.109cm" svg:height="1.235cm" svg:x="7.011cm" svg:y="19.351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34cm" svg:height="0.635cm" svg:x="7.116cm" svg:y="17.248cm">
          <text:p text:style-name="P1"><text:span text:style-name="T1">6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1.515cm" svg:y1="6.081cm" svg:x2="11.515cm" svg:y2="7.986cm">
          <text:p/>
        </draw:line>
        <draw:custom-shape draw:style-name="gr3" draw:text-style-name="P1" draw:layer="layout" svg:width="1.11cm" svg:height="1.235cm" svg:x="11.01cm" svg:y="6.751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9cm" svg:height="1.235cm" svg:x="11.011cm" svg:y="7.952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35cm" svg:height="0.635cm" svg:x="11.115cm" svg:y="5.846cm">
          <text:p text:style-name="P1"><text:span text:style-name="T1">1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1.515cm" svg:y1="9.891cm" svg:x2="11.515cm" svg:y2="11.161cm">
          <text:p/>
        </draw:line>
        <draw:custom-shape draw:style-name="gr3" draw:text-style-name="P1" draw:layer="layout" svg:width="1.11cm" svg:height="1.235cm" svg:x="11.01cm" svg:y="10.551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9cm" svg:height="1.235cm" svg:x="11.011cm" svg:y="11.752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34cm" svg:height="0.635cm" svg:x="11.116cm" svg:y="9.647cm">
          <text:p text:style-name="P1"><text:span text:style-name="T1">3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1.515cm" svg:y1="13.841cm" svg:x2="11.515cm" svg:y2="15.111cm">
          <text:p/>
        </draw:line>
        <draw:custom-shape draw:style-name="gr3" draw:text-style-name="P1" draw:layer="layout" svg:width="1.11cm" svg:height="1.235cm" svg:x="11.01cm" svg:y="14.351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9cm" svg:height="1.235cm" svg:x="11.011cm" svg:y="15.552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34cm" svg:height="0.635cm" svg:x="11.116cm" svg:y="13.448cm">
          <text:p text:style-name="P1"><text:span text:style-name="T1">5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1.515cm" svg:y1="17.511cm" svg:x2="11.515cm" svg:y2="18.781cm">
          <text:p/>
        </draw:line>
        <draw:custom-shape draw:style-name="gr3" draw:text-style-name="P1" draw:layer="layout" svg:width="1.11cm" svg:height="1.235cm" svg:x="11.01cm" svg:y="18.151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1.109cm" svg:height="1.235cm" svg:x="11.011cm" svg:y="19.352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34cm" svg:height="0.635cm" svg:x="11.116cm" svg:y="17.249cm">
          <text:p text:style-name="P1"><text:span text:style-name="T1">7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5.715cm" svg:y1="6.08cm" svg:x2="15.715cm" svg:y2="7.985cm">
          <text:p/>
        </draw:line>
        <draw:custom-shape draw:style-name="gr3" draw:text-style-name="P1" draw:layer="layout" svg:width="1.11cm" svg:height="1.235cm" svg:x="15.21cm" svg:y="6.75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9cm" svg:height="1.235cm" svg:x="15.211cm" svg:y="7.951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35cm" svg:height="0.635cm" svg:x="15.315cm" svg:y="5.845cm">
          <text:p text:style-name="P1"><text:span text:style-name="T1">8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5.715cm" svg:y1="9.89cm" svg:x2="15.715cm" svg:y2="11.16cm">
          <text:p/>
        </draw:line>
        <draw:custom-shape draw:style-name="gr3" draw:text-style-name="P1" draw:layer="layout" svg:width="1.11cm" svg:height="1.235cm" svg:x="15.21cm" svg:y="10.55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9cm" svg:height="1.235cm" svg:x="15.211cm" svg:y="11.751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34cm" svg:height="0.635cm" svg:x="15.316cm" svg:y="9.646cm">
          <text:p text:style-name="P1"><text:span text:style-name="T1">10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5.715cm" svg:y1="13.84cm" svg:x2="15.715cm" svg:y2="15.11cm">
          <text:p/>
        </draw:line>
        <draw:custom-shape draw:style-name="gr3" draw:text-style-name="P1" draw:layer="layout" svg:width="1.11cm" svg:height="1.235cm" svg:x="15.21cm" svg:y="14.35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9cm" svg:height="1.235cm" svg:x="15.211cm" svg:y="15.551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34cm" svg:height="0.635cm" svg:x="15.316cm" svg:y="13.447cm">
          <text:p text:style-name="P1"><text:span text:style-name="T1">12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5.715cm" svg:y1="17.51cm" svg:x2="15.715cm" svg:y2="18.78cm">
          <text:p/>
        </draw:line>
        <draw:custom-shape draw:style-name="gr3" draw:text-style-name="P1" draw:layer="layout" svg:width="1.11cm" svg:height="1.235cm" svg:x="15.21cm" svg:y="18.15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1.109cm" svg:height="1.235cm" svg:x="15.211cm" svg:y="19.351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34cm" svg:height="0.635cm" svg:x="15.316cm" svg:y="17.248cm">
          <text:p text:style-name="P1"><text:span text:style-name="T1">14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9.515cm" svg:y1="6.081cm" svg:x2="19.515cm" svg:y2="7.986cm">
          <text:p/>
        </draw:line>
        <draw:custom-shape draw:style-name="gr3" draw:text-style-name="P1" draw:layer="layout" svg:width="1.11cm" svg:height="1.235cm" svg:x="19.01cm" svg:y="6.751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9cm" svg:height="1.235cm" svg:x="19.011cm" svg:y="7.952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35cm" svg:height="0.635cm" svg:x="19.115cm" svg:y="5.846cm">
          <text:p text:style-name="P1"><text:span text:style-name="T1">9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9.515cm" svg:y1="9.891cm" svg:x2="19.515cm" svg:y2="11.161cm">
          <text:p/>
        </draw:line>
        <draw:custom-shape draw:style-name="gr3" draw:text-style-name="P1" draw:layer="layout" svg:width="1.11cm" svg:height="1.235cm" svg:x="19.01cm" svg:y="10.551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9cm" svg:height="1.235cm" svg:x="19.011cm" svg:y="11.752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34cm" svg:height="0.635cm" svg:x="19.116cm" svg:y="9.647cm">
          <text:p text:style-name="P1"><text:span text:style-name="T1">11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9.515cm" svg:y1="13.841cm" svg:x2="19.515cm" svg:y2="15.111cm">
          <text:p/>
        </draw:line>
        <draw:custom-shape draw:style-name="gr3" draw:text-style-name="P1" draw:layer="layout" svg:width="1.11cm" svg:height="1.235cm" svg:x="19.01cm" svg:y="14.351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9cm" svg:height="1.235cm" svg:x="19.011cm" svg:y="15.552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34cm" svg:height="0.635cm" svg:x="19.116cm" svg:y="13.448cm">
          <text:p text:style-name="P1"><text:span text:style-name="T1">13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9.515cm" svg:y1="17.511cm" svg:x2="19.515cm" svg:y2="18.781cm">
          <text:p/>
        </draw:line>
        <draw:custom-shape draw:style-name="gr3" draw:text-style-name="P1" draw:layer="layout" svg:width="1.11cm" svg:height="1.235cm" svg:x="19.01cm" svg:y="18.151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1.109cm" svg:height="1.235cm" svg:x="19.011cm" svg:y="19.352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34cm" svg:height="0.635cm" svg:x="19.116cm" svg:y="17.249cm">
          <text:p text:style-name="P1"><text:span text:style-name="T1">15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1" draw:layer="layout" draw:line-skew="1.503cm" svg:x1="7.565cm" svg:y1="20.586cm" svg:x2="11.565cm" svg:y2="20.587cm" draw:start-shape="id1" draw:start-glue-point="2" draw:end-shape="id2" draw:end-glue-point="2" svg:d="m7565 20586v2004h4000v-2003">
          <text:p/>
        </draw:connector>
        <draw:connector draw:style-name="gr5" draw:text-style-name="P1" draw:layer="layout" draw:line-skew="1.503cm" svg:x1="11.565cm" svg:y1="20.587cm" svg:x2="15.765cm" svg:y2="20.586cm" draw:start-shape="id2" draw:start-glue-point="2" draw:end-shape="id3" draw:end-glue-point="2" svg:d="m11565 20587v2003h4200v-2004">
          <text:p/>
        </draw:connector>
        <draw:connector draw:style-name="gr5" draw:text-style-name="P1" draw:layer="layout" draw:line-skew="1.503cm" svg:x1="15.765cm" svg:y1="20.586cm" svg:x2="19.565cm" svg:y2="20.587cm" draw:start-shape="id3" draw:start-glue-point="2" draw:end-shape="id4" draw:end-glue-point="2" svg:d="m15765 20586v2004h3800v-2003">
          <text:p/>
        </draw:connector>
        <draw:frame draw:style-name="gr6" draw:text-style-name="P3" draw:layer="layout" svg:width="2.28cm" svg:height="0.844cm" svg:x="2.47cm" svg:y="22.755cm">
          <draw:text-box>
            <text:p><text:span text:style-name="T2">EN 0-3</text:span></text:p>
          </draw:text-box>
        </draw:frame>
        <draw:frame draw:style-name="gr7" draw:text-style-name="P5" draw:layer="layout" svg:width="1.687cm" svg:height="0.827cm" svg:x="6.745cm" svg:y="22.735cm">
          <draw:text-box>
            <text:p text:style-name="P4"><text:span text:style-name="T3">0001</text:span></text:p>
          </draw:text-box>
        </draw:frame>
        <draw:frame draw:style-name="gr6" draw:text-style-name="P5" draw:layer="layout" svg:width="1.687cm" svg:height="0.827cm" svg:x="10.746cm" svg:y="22.736cm">
          <draw:text-box>
            <text:p text:style-name="P4"><text:span text:style-name="T3">0010</text:span></text:p>
          </draw:text-box>
        </draw:frame>
        <draw:frame draw:style-name="gr6" draw:text-style-name="P5" draw:layer="layout" svg:width="1.687cm" svg:height="0.827cm" svg:x="14.947cm" svg:y="22.737cm">
          <draw:text-box>
            <text:p text:style-name="P4"><text:span text:style-name="T3">0011</text:span></text:p>
          </draw:text-box>
        </draw:frame>
        <draw:frame draw:style-name="gr6" draw:text-style-name="P5" draw:layer="layout" svg:width="1.687cm" svg:height="0.827cm" svg:x="18.648cm" svg:y="22.738cm">
          <draw:text-box>
            <text:p text:style-name="P4"><text:span text:style-name="T3">0100</text:span></text:p>
          </draw:text-box>
        </draw:frame>
        <draw:line draw:style-name="gr5" draw:text-style-name="P1" draw:layer="layout" svg:x1="7.585cm" svg:y1="22.59cm" svg:x2="2.705cm" svg:y2="22.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Marco Buttu</meta:initial-creator>
    <meta:creation-date>2011-09-07T15:45:26</meta:creation-date>
    <dc:date>2011-09-08T11:39:23</dc:date>
    <dc:creator>Marco Buttu</dc:creator>
    <meta:editing-duration>PT00H37M20S</meta:editing-duration>
    <meta:editing-cycles>10</meta:editing-cycles>
    <meta:generator>OpenOffice.org/3.1$Linux OpenOffice.org_project/310m19$Build-9420</meta:generator>
    <meta:document-statistic meta:object-count="89"/>
  </office:meta>
</office:document-meta>
</file>